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itle">
      <style:text-properties officeooo:paragraph-rsid="002b39e6"/>
    </style:style>
    <style:style style:name="P3" style:family="paragraph" style:parent-style-name="Text_20_body">
      <style:text-properties officeooo:rsid="002f6b08" officeooo:paragraph-rsid="002f6b08"/>
    </style:style>
    <style:style style:name="P4" style:family="paragraph" style:parent-style-name="Text_20_body">
      <style:text-properties officeooo:paragraph-rsid="002f6b08"/>
    </style:style>
    <style:style style:name="T1" style:family="text">
      <style:text-properties officeooo:rsid="0025665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f6b08" style:font-weight-asian="normal" style:font-weight-complex="normal"/>
    </style:style>
    <style:style style:name="T4" style:family="text">
      <style:text-properties officeooo:rsid="002f6b08"/>
    </style:style>
    <style:style style:name="T5" style:family="text">
      <style:text-properties officeooo:rsid="00302f75"/>
    </style:style>
    <style:style style:name="T6" style:family="text">
      <style:text-properties officeooo:rsid="0030eb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puntes desarrollo web en entorno cliente</text:p>
      <text:h text:style-name="Heading_20_2" text:outline-level="2">1.Clase <text:span text:style-name="T4">24</text:span>/<text:span text:style-name="T1">10</text:span></text:h>
      <text:p text:style-name="P3">isNaN devuelve true si no es un número</text:p>
      <text:p text:style-name="P3">isFinite devuelve true si un número es finito</text:p>
      <text:p text:style-name="Text_20_body"><text:span text:style-name="Source_20_Text"><text:span text:style-name="T2">.</text:span></text:span><text:span text:style-name="Source_20_Text"><text:span text:style-name="T3">toFixed devuelve la longitud de los decimales de un número</text:span></text:span></text:p>
      <text:p text:style-name="P4"><text:span text:style-name="Source_20_Text"><text:span text:style-name="T3">Objeto Math:</text:span></text:span></text:p>
      <text:p text:style-name="P4"><text:span text:style-name="Source_20_Text"><text:span text:style-name="T3">Math.round( ) Redondea</text:span></text:span></text:p>
      <text:p text:style-name="P4"><text:span text:style-name="Source_20_Text"><text:span text:style-name="T3">.floor( ) redondea hacia abajo</text:span></text:span></text:p>
      <text:p text:style-name="P4"><text:span text:style-name="Source_20_Text"><text:span text:style-name="T3">let x = Math.floor(Math.random() * 10 ) +1 ) Redondea entre 1 y 10</text:span></text:span></text:p>
      <text:p text:style-name="P4"><text:span text:style-name="Source_20_Text"><text:span text:style-name="T3">Objeto Date</text:span></text:span></text:p>
      <text:h text:style-name="Heading_20_4" text:outline-level="4"><text:span text:style-name="Source_20_Text">2.Clase 27/10</text:span><text:span text:style-name="T3"/></text:h>
      <text:p text:style-name="Text_20_body"><text:span text:style-name="Source_20_Text"><text:s/>LocalStorage </text:span><text:span text:style-name="Source_20_Text"><text:span text:style-name="T5">para guardar datos en el ordenador</text:span></text:span><text:span text:style-name="T3"/></text:p>
      <text:p text:style-name="Text_20_body"><text:span text:style-name="Source_20_Text"/></text:p>
      <text:h text:style-name="Heading_20_4" text:outline-level="4"><text:span text:style-name="Source_20_Text">3.Clase 29/10</text:span><text:span text:style-name="T3"/></text:h>
      <text:p text:style-name="Text_20_body"><text:span text:style-name="Source_20_Text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2T08:21:54.320046405</meta:creation-date>
    <dc:date>2025-10-29T09:31:23.970677551</dc:date>
    <meta:editing-duration>PT9H4M16S</meta:editing-duration>
    <meta:editing-cycles>17</meta:editing-cycles>
    <meta:generator>LibreOffice/7.4.7.2$Linux_X86_64 LibreOffice_project/40$Build-2</meta:generator>
    <meta:document-statistic meta:table-count="0" meta:image-count="0" meta:object-count="0" meta:page-count="1" meta:paragraph-count="14" meta:word-count="72" meta:character-count="412" meta:non-whitespace-character-count="353"/>
  </office:meta>
</office:document-meta>
</file>